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2000002C522A18DB4.png" manifest:media-type="image/png"/>
  <manifest:file-entry manifest:full-path="Pictures/10000001000002CF0000034AD92CB44C.png" manifest:media-type="image/png"/>
  <manifest:file-entry manifest:full-path="Pictures/100000010000039B000002CAA8F586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9.907cm" draw:z-index="0"><draw:image xlink:href="Pictures/10000001000002CF0000034AD92CB44C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14.736cm" draw:z-index="0"><draw:image xlink:href="Pictures/1000000100000332000002C522A18DB4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13.152cm" draw:z-index="0"><draw:image xlink:href="Pictures/100000010000039B000002CAA8F586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5-39-15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3" meta:object-count="0" meta:page-count="3" meta:paragraph-count="3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